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style:text-autospace="none"/>
    </style:style>
    <style:style style:name="P4" style:family="paragraph">
      <style:paragraph-properties fo:text-align="center"/>
      <style:text-properties fo:color="#000000" fo:font-size="12pt" fo:text-shadow="none" style:font-size-asian="12pt" style:font-size-complex="12pt"/>
    </style:style>
    <style:style style:name="P5" style:family="paragraph">
      <style:paragraph-properties fo:text-align="center"/>
      <style:text-properties fo:color="#000000"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Courier New1" style:font-size-asian="12pt" style:font-style-asian="normal" style:font-weight-asian="normal" style:font-name-complex="Courier New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3.97cm" svg:height="1.27cm" svg:x="1.635cm" svg:y="11.16cm">
          <text:p text:style-name="P1"><text:span text:style-name="T1">Class FormulaOperation</text:span></text:p>
        </draw:rect>
        <draw:rect draw:style-name="gr1" draw:text-style-name="P4" draw:layer="layout" svg:width="13.97cm" svg:height="4.445cm" svg:x="1.635cm" svg:y="12.43cm">
          <text:p text:style-name="P3"><text:span text:style-name="T2"/></text:p>
          <text:p text:style-name="P3"><text:span text:style-name="T2"><text:s/></text:span><text:span text:style-name="T2">+Добавление формулы</text:span><text:span text:style-name="T2"><text:line-break/></text:span><text:span text:style-name="T2"> +Удаление формулы</text:span><text:span text:style-name="T2"><text:line-break/></text:span><text:span text:style-name="T2"> +Создание формулы</text:span><text:span text:style-name="T2"><text:line-break/></text:span><text:span text:style-name="T2"> +Изменение формулы</text:span><text:span text:style-name="T2"><text:line-break/></text:span><text:span text:style-name="T2"> +Функции для работы с формулой</text:span></text:p>
          <text:p text:style-name="P3"><text:span text:style-name="T2"><text:s/></text:span><text:span text:style-name="T2">+Выполнение расчета</text:span></text:p>
        </draw:rect>
        <draw:rect draw:style-name="gr1" draw:text-style-name="P2" draw:layer="layout" svg:width="13.335cm" svg:height="1.27cm" svg:x="15.605cm" svg:y="2.905cm">
          <text:p text:style-name="P1"><text:span text:style-name="T1">Class Formula</text:span></text:p>
        </draw:rect>
        <draw:rect draw:style-name="gr1" draw:text-style-name="P4" draw:layer="layout" svg:width="13.335cm" svg:height="3.175cm" svg:x="15.605cm" svg:y="6.08cm">
          <text:p text:style-name="P3"><text:span text:style-name="T2">Получить формулу по ее идентификатору</text:span></text:p>
          <text:p text:style-name="P3"><text:span text:style-name="T2">Проверить синтаксис</text:span></text:p>
          <text:p text:style-name="P3"><text:span text:style-name="T2">Получить все формулы</text:span></text:p>
          <text:p text:style-name="P3"><text:span text:style-name="T2">Запрос выполнения расчета</text:span></text:p>
        </draw:rect>
        <draw:rect draw:style-name="gr1" draw:text-style-name="P5" draw:layer="layout" svg:width="13.335cm" svg:height="1.905cm" svg:x="15.605cm" svg:y="4.175cm">
          <text:p text:style-name="P3"><text:span text:style-name="T2">-const ="$"; якорь переменной в выражении</text:span><text:span text:style-name="T2"><text:line-break/></text:span><text:span text:style-name="T2">-formulaArray array</text:span><text:span text:style-name="T2"><text:line-break/></text:span><text:span text:style-name="T2">-formulaCount int</text:span><text:span text:style-name="T2"><text:line-break/></text:span><text:span text:style-name="T2">-expressionString string</text:span></text:p>
        </draw:rect>
        <draw:rect draw:style-name="gr1" draw:text-style-name="P2" draw:layer="layout" svg:width="12.7cm" svg:height="1.27cm" svg:x="16.875cm" svg:y="16.875cm">
          <text:p text:style-name="P1"><text:span text:style-name="T1">Class WriterResults</text:span></text:p>
        </draw:rect>
        <draw:rect draw:style-name="gr1" draw:text-style-name="P4" draw:layer="layout" svg:width="12.7cm" svg:height="1.27cm" svg:x="16.875cm" svg:y="19.415cm">
          <text:p text:style-name="P3"><text:span text:style-name="T2">+Вывод исключений в файл или на экран.</text:span></text:p>
        </draw:rect>
        <draw:rect draw:style-name="gr1" draw:text-style-name="P5" draw:layer="layout" svg:width="12.7cm" svg:height="1.27cm" svg:x="16.875cm" svg:y="18.145cm">
          <text:p text:style-name="P3"><text:span text:style-name="T2">-ItemExpendeture array</text:span></text:p>
        </draw:rect>
        <draw:rect draw:style-name="gr1" draw:text-style-name="P2" draw:layer="layout" svg:width="11.43cm" svg:height="1.27cm" svg:x="1.635cm" svg:y="18.78cm">
          <text:p text:style-name="P1"><text:span text:style-name="T1">Class InputParameters</text:span></text:p>
        </draw:rect>
        <draw:rect draw:style-name="gr1" draw:text-style-name="P4" draw:layer="layout" svg:width="11.43cm" svg:height="1.27cm" svg:x="1.635cm" svg:y="23.86cm">
          <text:p text:style-name="P3"><text:span text:style-name="T2">Получить параметры</text:span></text:p>
        </draw:rect>
        <draw:rect draw:style-name="gr1" draw:text-style-name="P5" draw:layer="layout" svg:width="11.43cm" svg:height="3.81cm" svg:x="1.635cm" svg:y="20.05cm">
          <text:p text:style-name="P3"><text:span text:style-name="T2">-height int</text:span></text:p>
          <text:p text:style-name="P3"><text:span text:style-name="T2">-Width int</text:span></text:p>
          <text:p text:style-name="P3"><text:span text:style-name="T2">-Thick float</text:span></text:p>
          <text:p text:style-name="P3"><text:span text:style-name="T2">-type_board int</text:span></text:p>
          <text:p text:style-name="P3"><text:span text:style-name="T2">-Count int</text:span></text:p>
          <text:p text:style-name="P3"><text:span text:style-name="T2">-is_masked boolean</text:span></text:p>
          <text:p text:style-name="P3"><text:span text:style-name="T2">-is_marked boolean</text:span></text:p>
          <text:p text:style-name="P3"><text:span text:style-name="T2"/></text:p>
        </draw:rect>
        <draw:rect draw:style-name="gr1" draw:text-style-name="P2" draw:layer="layout" svg:width="11.43cm" svg:height="1.27cm" svg:x="1.635cm" svg:y="2.27cm">
          <text:p text:style-name="P1"><text:span text:style-name="T1">Class Database</text:span></text:p>
        </draw:rect>
        <draw:rect draw:style-name="gr1" draw:text-style-name="P4" draw:layer="layout" svg:width="11.43cm" svg:height="3.175cm" svg:x="1.635cm" svg:y="6.08cm">
          <text:p text:style-name="P3"><text:span text:style-name="T2">Подключиться к БД</text:span></text:p>
          <text:p text:style-name="P3"><text:span text:style-name="T2">Закрыть подключение к БД</text:span></text:p>
          <text:p text:style-name="P3"><text:span text:style-name="T2">Выполнить запрос</text:span></text:p>
        </draw:rect>
        <draw:rect draw:style-name="gr1" draw:text-style-name="P5" draw:layer="layout" svg:width="11.43cm" svg:height="2.54cm" svg:x="1.635cm" svg:y="3.54cm">
          <text:p text:style-name="P3"><text:span text:style-name="T2">-username</text:span><text:span text:style-name="T2"><text:line-break/></text:span><text:span text:style-name="T2">-password</text:span><text:span text:style-name="T2"><text:line-break/></text:span><text:span text:style-name="T2">-connectString</text:span><text:span text:style-name="T2"><text:line-break/></text:span><text:span text:style-name="T2">-port</text:span></text:p>
        </draw:rect>
        <draw:rect draw:style-name="gr1" draw:text-style-name="P2" draw:layer="layout" svg:width="11.43cm" svg:height="1.27cm" svg:x="16.875cm" svg:y="11.16cm">
          <text:p text:style-name="P1"><text:span text:style-name="T1">Class СheckerFormulSyntax</text:span><text:span text:style-name="T1"><text:tab/></text:span></text:p>
        </draw:rect>
        <draw:rect draw:style-name="gr1" draw:text-style-name="P4" draw:layer="layout" svg:width="11.43cm" svg:height="1.905cm" svg:x="16.875cm" svg:y="13.7cm">
          <text:p text:style-name="P3"><text:span text:style-name="T2">Проверить порядок операций</text:span></text:p>
          <text:p text:style-name="P3"><text:span text:style-name="T2">Проверить переменной на существование</text:span></text:p>
        </draw:rect>
        <draw:rect draw:style-name="gr1" draw:text-style-name="P5" draw:layer="layout" svg:width="11.43cm" svg:height="1.27cm" svg:x="16.875cm" svg:y="12.43cm">
          <text:p text:style-name="P3"><text:span text:style-name="T2">-RegularExpressions array</text:span></text:p>
        </draw:rect>
        <draw:line draw:style-name="gr2" draw:text-style-name="P1" draw:layer="layout" svg:x1="13.065cm" svg:y1="6.715cm" svg:x2="15.605cm" svg:y2="6.715cm">
          <text:p/>
        </draw:line>
        <draw:line draw:style-name="gr2" draw:text-style-name="P1" draw:layer="layout" svg:x1="12.43cm" svg:y1="16.875cm" svg:x2="16.875cm" svg:y2="18.78cm">
          <text:p/>
        </draw:line>
        <draw:line draw:style-name="gr2" draw:text-style-name="P1" draw:layer="layout" svg:x1="15.605cm" svg:y1="11.795cm" svg:x2="16.875cm" svg:y2="11.795cm">
          <text:p/>
        </draw:line>
        <draw:line draw:style-name="gr2" draw:text-style-name="P1" draw:layer="layout" svg:x1="15.605cm" svg:y1="4.81cm" svg:x2="13.065cm" svg:y2="4.81cm">
          <text:p/>
        </draw:line>
        <draw:line draw:style-name="gr3" draw:text-style-name="P1" draw:layer="layout" svg:x1="15.605cm" svg:y1="9.255cm" svg:x2="8.62cm" svg:y2="11.16cm">
          <text:p/>
        </draw:line>
        <draw:line draw:style-name="gr2" draw:text-style-name="P1" draw:layer="layout" svg:x1="6.715cm" svg:y1="16.875cm" svg:x2="6.715cm" svg:y2="18.78cm">
          <text:p/>
        </draw:line>
        <draw:frame draw:style-name="gr4" draw:text-style-name="P6" draw:layer="layout" svg:width="7.009cm" svg:height="0.725cm" svg:x="4.81cm" svg:y="1cm">
          <draw:text-box>
            <text:p><text:span text:style-name="T3">Относится к классу анализа “БД”</text:span></text:p>
          </draw:text-box>
        </draw:frame>
        <draw:frame draw:style-name="gr4" draw:text-style-name="P6" draw:layer="layout" svg:width="8.283cm" svg:height="0.725cm" svg:x="19.387cm" svg:y="2.18cm">
          <draw:text-box>
            <text:p><text:span text:style-name="T3">Относится к классу анализа “Формулы”</text:span></text:p>
          </draw:text-box>
        </draw:frame>
        <draw:frame draw:style-name="gr4" draw:text-style-name="P6" draw:layer="layout" svg:width="10.662cm" svg:height="0.725cm" svg:x="17.033cm" svg:y="10.435cm">
          <draw:text-box>
            <text:p><text:span text:style-name="T3">Относится к классу анализа “Проверка синтаксиса”</text:span></text:p>
          </draw:text-box>
        </draw:frame>
        <draw:frame draw:style-name="gr4" draw:text-style-name="P6" draw:layer="layout" svg:width="10.078cm" svg:height="0.725cm" svg:x="17.643cm" svg:y="16.15cm">
          <draw:text-box>
            <text:p><text:span text:style-name="T3">Относится к классу анализа “Работа с данными”</text:span></text:p>
          </draw:text-box>
        </draw:frame>
        <draw:frame draw:style-name="gr5" draw:text-style-name="P6" draw:layer="layout" svg:width="7.762cm" svg:height="1.199cm" svg:x="0.365cm" svg:y="17.51cm">
          <draw:text-box>
            <text:p><text:span text:style-name="T3">Относится к классу анализа “Работа с данными</text:span><text:span text:style-name="T3">”</text:span></text:p>
          </draw:text-box>
        </draw:frame>
        <draw:frame draw:style-name="gr6" draw:text-style-name="P6" draw:layer="layout" svg:width="7.762cm" svg:height="1.36cm" svg:x="3.398cm" svg:y="9.8cm">
          <draw:text-box>
            <text:p><text:span text:style-name="T3">Относится к классу анализа “операции с формулами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4T11:40:22.695000000</meta:creation-date>
    <dc:date>2014-12-26T12:41:52.168000000</dc:date>
    <meta:editing-duration>PT33M25S</meta:editing-duration>
    <meta:editing-cycles>10</meta:editing-cycles>
    <meta:generator>LibreOffice/4.2.1.1$Windows_x86 LibreOffice_project/d7dbbd7842e6a58b0f521599204e827654e1fb8b</meta:generator>
    <meta:document-statistic meta:object-count="29"/>
  </office:meta>
</office:document-meta>
</file>